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column table:style-name="co4" table:default-cell-style-name="ce6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62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4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2" table:formula="of:=[.K69]" office:value-type="float" office:value="537.667">
            <text:p>538</text:p>
          </table:table-cell>
          <table:table-cell table:style-name="ce2" table:formula="of:=[.L69]" office:value-type="float" office:value="2478.0784">
            <text:p>2,478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4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1" office:value-type="string">
            <text:p>Entropy</text:p>
          </table:table-cell>
          <table:table-cell table:number-columns-repeated="965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7" office:value-type="string">
            <text:p>max.Accuracy.OOB</text:p>
          </table:table-cell>
          <table:table-cell table:style-name="ce7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7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Age_Q109244_cnk0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51">
            <text:p>151.0000</text:p>
          </table:table-cell>
          <table:table-cell table:style-name="ce25" table:formula="of:=[.O16]/[.O44]" office:value-type="percentage" office:value="0.255499153976311">
            <text:p>25.55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3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1">
            <text:p>321.0000</text:p>
          </table:table-cell>
          <table:table-cell table:style-name="ce25" table:formula="of:=[.O17]/[.O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4">
          <table:table-cell/>
          <table:table-cell table:style-name="ce4" table:formula="of:=[.K$69]/[.B$12]" office:value-type="percentage" office:value="1">
            <text:p>100.00%</text:p>
          </table:table-cell>
          <table:table-cell table:style-name="ce4" table:formula="of:=[.L$69]/[.C$12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23" table:formula="of:=SUM([.O16:.O17])" office:value-type="float" office:value="472">
            <text:p>472.0000</text:p>
          </table:table-cell>
          <table:table-cell table:style-name="ce25" table:formula="of:=[.O18]/[.O46]" office:value-type="percentage" office:value="0.798646362098139">
            <text:p>79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3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981">
            <text:p>981.0000</text:p>
          </table:table-cell>
          <table:table-cell table:style-name="ce25" table:formula="of:=[.O19]/[.O47]" office:value-type="percentage" office:value="0.704741379310345">
            <text:p>70.4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3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411">
            <text:p>411.0000</text:p>
          </table:table-cell>
          <table:table-cell table:style-name="ce25" table:formula="of:=[.O20]/[.O4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 table:number-columns-repeated="3"/>
          <table:table-cell office:value-type="string">
            <text:p>Added YOB.Age.dff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21]/[.O4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formula="of:=[.K$69]/[.B$12]" office:value-type="percentage" office:value="1">
            <text:p>100.00%</text:p>
          </table:table-cell>
          <table:table-cell table:style-name="ce4" table:formula="of:=[.L$69]/[.C$12]" office:value-type="percentage" office:value="1">
            <text:p>100.00%</text:p>
          </table:table-cell>
          <table:table-cell office:value-type="string">
            <text:p>Clustered on Q*.fctr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25" table:formula="of:=[.O22]/[.O5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25" table:formula="of:=[.O23]/[.O5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formula="of:=[.K$69]/[.B$12]" office:value-type="percentage" office:value="1">
            <text:p>100.00%</text:p>
          </table:table-cell>
          <table:table-cell table:style-name="ce4" table:formula="of:=[.L$69]/[.C$12]" office:value-type="percentage" office:value="1">
            <text:p>100.00%</text:p>
          </table:table-cell>
          <table:table-cell office:value-type="string">
            <text:p>Added Q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25" table:formula="of:=[.O24]/[.O52]" office:value-type="percentage" office:value="11">
            <text:p>1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formula="of:=[.K$153]/[.B$12]" office:value-type="percentage" office:value="0.940771927605748">
            <text:p>94.08%</text:p>
          </table:table-cell>
          <table:table-cell table:style-name="ce4" table:formula="of:=[.L$153]/[.C$12]" office:value-type="percentage" office:value="1.00209366660877">
            <text:p>100.21%</text:p>
          </table:table-cell>
          <table:table-cell office:value-type="string">
            <text:p>Added Edn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25" table:formula="of:=[.O25]/[.O53]" office:value-type="percentage" office:value="1.25">
            <text:p>125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formula="of:=[.K$181]/[.B$12]" office:value-type="percentage" office:value="0.944631493098888">
            <text:p>94.46%</text:p>
          </table:table-cell>
          <table:table-cell table:style-name="ce4" table:formula="of:=[.L$181]/[.C$12]" office:value-type="percentage" office:value="1.01441023819101">
            <text:p>101.44%</text:p>
          </table:table-cell>
          <table:table-cell office:value-type="string">
            <text:p>Added 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25" table:formula="of:=[.O26]/[.O54]" office:value-type="percentage" office:value="1.25">
            <text:p>125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66816">
            <text:p>0.5767</text:p>
          </table:table-cell>
          <table:table-cell table:style-name="ce25" table:formula="of:=[.O27]/[.O55]" office:value-type="percentage" office:value="1.22709909370085">
            <text:p>122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25" table:formula="of:=[.O28]/[.O5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25" table:formula="of:=[.O29]/[.O5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25" table:formula="of:=[.O30]/[.O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497">
            <text:p>0.6497</text:p>
          </table:table-cell>
          <table:table-cell table:style-name="ce25" table:formula="of:=[.O31]/[.O5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19"/>
          <table:table-cell table:style-name="ce25" table:formula="of:=[.O32]/[.O6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3]/[.O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4]/[.O6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35]/[.O6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36]/[.O6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37]/[.O6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2356">
            <text:p>0.6236</text:p>
          </table:table-cell>
          <table:table-cell table:style-name="ce25" table:formula="of:=[.O38]/[.O66]" office:value-type="percentage" office:value="1.35200884629561">
            <text:p>135.2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877">
            <text:p>877</text:p>
          </table:table-cell>
          <table:table-cell table:style-name="ce25" table:formula="of:=[.O39]/[.O67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4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25" table:formula="of:=[.O40]/[.O68]" office:value-type="percentage" office:value="1.074251455742">
            <text:p>107.43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37.667">
            <text:p>537.67</text:p>
          </table:table-cell>
          <table:table-cell table:style-name="ce16" table:formula="of:=SUM([.L16:.L40])" office:value-type="float" office:value="2478.0784">
            <text:p>2,478.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41]/[.K97]" office:value-type="percentage" office:value="1.03948223887067">
            <text:p>103.95%</text:p>
          </table:table-cell>
          <table:table-cell table:style-name="ce17" table:formula="of:=[.L41]/[.L97]" office:value-type="percentage" office:value="0.990541352855766">
            <text:p>99.05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Age_Q109244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44]/[.O72]" office:value-type="percentage" office:value="1.26552462526767">
            <text:p>126.55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GlbFeatsCategory:Q109244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45]/[.O73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23" table:formula="of:=SUM([.O44:.O45])" office:value-type="float" office:value="591">
            <text:p>591.0000</text:p>
          </table:table-cell>
          <table:table-cell table:style-name="ce25" table:formula="of:=[.O46]/[.O74]" office:value-type="percentage" office:value="1.18436873747495">
            <text:p>118.4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47]/[.O75]" office:value-type="percentage" office:value="1.17171717171717">
            <text:p>117.1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48]/[.O76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97]/[.B$12]" office:value-type="percentage" office:value="0.962017399245258">
            <text:p>96.20%</text:p>
          </table:table-cell>
          <table:table-cell table:style-name="ce4" table:formula="of:=[.L$97]/[.C$12]" office:value-type="percentage" office:value="1.00954896745801">
            <text:p>100.95%</text:p>
          </table:table-cell>
          <table:table-cell office:value-type="string">
            <text:p>Clustered on Q*.fctr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49]/[.O7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25" table:formula="of:=[.O50]/[.O78]" office:value-type="percentage" office:value="0.898500526814987">
            <text:p>89.8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97]/[.B$12]" office:value-type="percentage" office:value="0.962017399245258">
            <text:p>96.20%</text:p>
          </table:table-cell>
          <table:table-cell table:style-name="ce4" table:formula="of:=[.L$97]/[.C$12]" office:value-type="percentage" office:value="1.00954896745801">
            <text:p>100.95%</text:p>
          </table:table-cell>
          <table:table-cell office:value-type="string">
            <text:p>Added Q*.fctr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25" table:formula="of:=[.O51]/[.O79]" office:value-type="percentage" office:value="1.80935540940129">
            <text:p>180.9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81]/[.B$12]" office:value-type="percentage" office:value="0.944631493098888">
            <text:p>94.46%</text:p>
          </table:table-cell>
          <table:table-cell table:style-name="ce4" table:formula="of:=[.L$181]/[.C$12]" office:value-type="percentage" office:value="1.01441023819101">
            <text:p>101.44%</text:p>
          </table:table-cell>
          <table:table-cell office:value-type="string">
            <text:p>Added Edn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05">
            <text:p>0.0500</text:p>
          </table:table-cell>
          <table:table-cell table:style-name="ce25" table:formula="of:=[.O52]/[.O80]" office:value-type="percentage" office:value="0.0714285714285714">
            <text:p>7.1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09]/[.B$12]" office:value-type="percentage" office:value="1.02406049097304">
            <text:p>102.41%</text:p>
          </table:table-cell>
          <table:table-cell table:style-name="ce4" table:formula="of:=[.L$209]/[.C$12]" office:value-type="percentage" office:value="1.07743478979519">
            <text:p>107.74%</text:p>
          </table:table-cell>
          <table:table-cell office:value-type="string">
            <text:p>Added Hhold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25" table:formula="of:=[.O53]/[.O81]" office:value-type="percentage" office:value="0.666666666666667">
            <text:p>6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25" table:formula="of:=[.O54]/[.O82]" office:value-type="percentage" office:value="0.666666666666667">
            <text:p>6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5" table:formula="of:=[.O55]/[.O83]" office:value-type="percentage" office:value="0.847584235811034">
            <text:p>84.7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25" table:formula="of:=[.O56]/[.O84]" office:value-type="percentage" office:value="1.03590585182913">
            <text:p>103.5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25" table:formula="of:=[.O57]/[.O85]" office:value-type="percentage" office:value="1.00189089181483">
            <text:p>100.1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25" table:formula="of:=[.O58]/[.O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497">
            <text:p>0.6497</text:p>
          </table:table-cell>
          <table:table-cell table:style-name="ce25" table:formula="of:=[.O59]/[.O87]" office:value-type="percentage" office:value="0.975818564133373">
            <text:p>97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19"/>
          <table:table-cell table:style-name="ce25" table:formula="of:=[.O60]/[.O8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61]/[.O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62]/[.O9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63]/[.O9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64]/[.O9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65]/[.O9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66]/[.O94]" office:value-type="percentage" office:value="0.81472910667915">
            <text:p>81.4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string">
            <text:p>N/A</text:p>
          </table:table-cell>
          <table:table-cell table:style-name="ce25" table:formula="of:=[.O67]/[.O95]" office:value-type="percentage" office:value="0">
            <text:p>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25" table:formula="of:=[.O68]/[.O96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37.667">
            <text:p>537.67</text:p>
          </table:table-cell>
          <table:table-cell table:style-name="ce16" table:formula="of:=SUM([.L44:.L68])" office:value-type="float" office:value="2478.0784">
            <text:p>2,478.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69]/[.K125]" office:value-type="percentage" office:value="1.03944045788452">
            <text:p>103.94%</text:p>
          </table:table-cell>
          <table:table-cell table:style-name="ce17" table:formula="of:=[.L69]/[.L125]" office:value-type="percentage" office:value="0.998032323520493">
            <text:p>99.80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72]/[.O100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73]/[.O10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25]/[.B$12]" office:value-type="percentage" office:value="0.962056068161148">
            <text:p>96.21%</text:p>
          </table:table-cell>
          <table:table-cell table:style-name="ce4" table:formula="of:=[.L$125]/[.C$12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23" table:formula="of:=SUM([.O72:.O73])" office:value-type="float" office:value="499">
            <text:p>499.0000</text:p>
          </table:table-cell>
          <table:table-cell table:style-name="ce25" table:formula="of:=[.O74]/[.O10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25" table:formula="of:=[.O75]/[.O103]" office:value-type="percentage" office:value="0.99831932773109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25]/[.B$12]" office:value-type="percentage" office:value="0.962056068161148">
            <text:p>96.21%</text:p>
          </table:table-cell>
          <table:table-cell table:style-name="ce4" table:formula="of:=[.L$125]/[.C$12]" office:value-type="percentage" office:value="1.00197155586361">
            <text:p>100.20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25" table:formula="of:=[.O76]/[.O104]" office:value-type="percentage" office:value="1.00990099009901">
            <text:p>100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09]/[.B$12]" office:value-type="percentage" office:value="1.02406049097304">
            <text:p>102.41%</text:p>
          </table:table-cell>
          <table:table-cell table:style-name="ce4" table:formula="of:=[.L$209]/[.C$12]" office:value-type="percentage" office:value="1.07743478979519">
            <text:p>107.74%</text:p>
          </table:table-cell>
          <table:table-cell office:value-type="string">
            <text:p>Added Edn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77]/[.O10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37]/[.B$12]" office:value-type="percentage" office:value="1.02295373158479">
            <text:p>102.30%</text:p>
          </table:table-cell>
          <table:table-cell table:style-name="ce4" table:formula="of:=[.L$237]/[.C$12]" office:value-type="percentage" office:value="1.09252080563714">
            <text:p>109.25%</text:p>
          </table:table-cell>
          <table:table-cell office:value-type="string">
            <text:p>Added Hhold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25" table:formula="of:=[.O78]/[.O106]" office:value-type="percentage" office:value="0.997126515100746">
            <text:p>99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25" table:formula="of:=[.O79]/[.O107]" office:value-type="percentage" office:value="0.999200910553789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80]/[.O10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81]/[.O10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82]/[.O11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83]/[.O11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25" table:formula="of:=[.O84]/[.O112]" office:value-type="percentage" office:value="1.00000048023043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25" table:formula="of:=[.O85]/[.O113]" office:value-type="percentage" office:value="0.999432359905288">
            <text:p>99.9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86]/[.O1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87]/[.O11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88]/[.O11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89]/[.O1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90]/[.O11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91]/[.O11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92]/[.O120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93]/[.O121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25" table:formula="of:=[.O94]/[.O122]" office:value-type="percentage" office:value="0.975243772180684">
            <text:p>97.52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1148">
            <text:p>1148</text:p>
          </table:table-cell>
          <table:table-cell table:style-name="ce25" table:formula="of:=[.O95]/[.O123]" office:value-type="percentage" office:value="1.54301075268817">
            <text:p>154.3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25" table:formula="of:=[.O96]/[.O124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2:.K96])" office:value-type="float" office:value="517.245009">
            <text:p>517.25</text:p>
          </table:table-cell>
          <table:table-cell table:style-name="ce16" table:formula="of:=SUM([.L72:.L96])" office:value-type="float" office:value="2501.74149">
            <text:p>2,501.7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97]/[.K153]" office:value-type="percentage" office:value="1.02258302040706">
            <text:p>102.26%</text:p>
          </table:table-cell>
          <table:table-cell table:style-name="ce17" table:formula="of:=[.L97]/[.L153]" office:value-type="percentage" office:value="1.00743972454638">
            <text:p>100.74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100]/[.O128]" office:value-type="percentage" office:value="1.01301518438178">
            <text:p>101.3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01]/[.O129]" office:value-type="percentage" office:value="0.864864864864865">
            <text:p>86.4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23" table:formula="of:=SUM([.O100:.O101])" office:value-type="float" office:value="499">
            <text:p>499.0000</text:p>
          </table:table-cell>
          <table:table-cell table:style-name="ce25" table:formula="of:=[.O102]/[.O130]" office:value-type="percentage" office:value="1.00200803212851">
            <text:p>100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53]/[.B$12]" office:value-type="percentage" office:value="0.940771927605748">
            <text:p>94.08%</text:p>
          </table:table-cell>
          <table:table-cell table:style-name="ce4" table:formula="of:=[.L$153]/[.C$12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103]/[.O13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37]/[.B$12]" office:value-type="percentage" office:value="1.02295373158479">
            <text:p>102.30%</text:p>
          </table:table-cell>
          <table:table-cell table:style-name="ce4" table:formula="of:=[.L$237]/[.C$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104]/[.O13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65]/[.B$12]" office:value-type="percentage" office:value="1.03023012384989">
            <text:p>103.02%</text:p>
          </table:table-cell>
          <table:table-cell table:style-name="ce4" table:formula="of:=[.L$265]/[.C$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05]/[.O13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25" table:formula="of:=[.O106]/[.O134]" office:value-type="percentage" office:value="0.996222344388923">
            <text:p>99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25" table:formula="of:=[.O107]/[.O135]" office:value-type="percentage" office:value="1.00869219586816">
            <text:p>100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08]/[.O13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09]/[.O13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10]/[.O13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111]/[.O139]" office:value-type="percentage" office:value="0.99839238572803">
            <text:p>99.8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25" table:formula="of:=[.O112]/[.O140]" office:value-type="percentage" office:value="0.9987981487942">
            <text:p>99.8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25" table:formula="of:=[.O113]/[.O141]" office:value-type="percentage" office:value="0.998584799632029">
            <text:p>99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25" table:formula="of:=[.O114]/[.O1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115]/[.O143]" office:value-type="percentage" office:value="0.970695436652573">
            <text:p>97.0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116]/[.O14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17]/[.O1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18]/[.O14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119]/[.O14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120]/[.O14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21]/[.O14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122]/[.O15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23]/[.O151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4"/>
          <table:table-cell/>
          <table:table-cell table:number-columns-repeated="2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17.2658">
            <text:p>517.27</text:p>
          </table:table-cell>
          <table:table-cell table:style-name="ce16" table:formula="of:=SUM([.L100:.L124])" office:value-type="float" office:value="2482.96407">
            <text:p>2,482.96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25]/[.K181]" office:value-type="percentage" office:value="1.01844589682808">
            <text:p>101.84%</text:p>
          </table:table-cell>
          <table:table-cell table:style-name="ce17" table:formula="of:=[.L125]/[.L181]" office:value-type="percentage" office:value="0.987738015785817">
            <text:p>98.77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25" table:formula="of:=[.O128]/[.O156]" office:value-type="percentage" office:value="0.989270386266094">
            <text:p>98.93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53]/[.B$12]" office:value-type="percentage" office:value="0.940771927605748">
            <text:p>94.08%</text:p>
          </table:table-cell>
          <table:table-cell table:style-name="ce4" table:formula="of:=[.L$153]/[.C$12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25" table:formula="of:=[.O129]/[.O157]" office:value-type="percentage" office:value="1.15625">
            <text:p>115.6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37]/[.B$12]" office:value-type="percentage" office:value="1.02295373158479">
            <text:p>102.30%</text:p>
          </table:table-cell>
          <table:table-cell table:style-name="ce4" table:formula="of:=[.L$237]/[.C$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23" table:formula="of:=SUM([.O128:.O129])" office:value-type="float" office:value="498">
            <text:p>498.0000</text:p>
          </table:table-cell>
          <table:table-cell table:style-name="ce25" table:formula="of:=[.O130]/[.O15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65]/[.B$12]" office:value-type="percentage" office:value="1.03023012384989">
            <text:p>103.02%</text:p>
          </table:table-cell>
          <table:table-cell table:style-name="ce4" table:formula="of:=[.L$265]/[.C$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131]/[.O159]" office:value-type="percentage" office:value="0.999160369437448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132]/[.O160]" office:value-type="percentage" office:value="1.00497512437811">
            <text:p>100.5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33]/[.O1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134]/[.O16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25" table:formula="of:=[.O135]/[.O163]" office:value-type="percentage" office:value="0.990631228839789">
            <text:p>99.0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36]/[.O16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37]/[.O16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38]/[.O16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139]/[.O16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25" table:formula="of:=[.O140]/[.O168]" office:value-type="percentage" office:value="1.0057865728482">
            <text:p>100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25" table:formula="of:=[.O141]/[.O169]" office:value-type="percentage" office:value="1.00856343916238">
            <text:p>100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25" table:formula="of:=[.O142]/[.O1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float" office:value="0.6859">
            <text:p>0.6859</text:p>
          </table:table-cell>
          <table:table-cell table:style-name="ce25" table:formula="of:=[.O143]/[.O17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19"/>
          <table:table-cell table:style-name="ce25" table:formula="of:=[.O144]/[.O17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45]/[.O1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46]/[.O17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147]/[.O17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148]/[.O176]" office:value-type="percentage" office:value="1.00512656199936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49]/[.O177]" office:value-type="percentage" office:value="1.07514450867052">
            <text:p>107.51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150]/[.O178]" office:value-type="percentage" office:value="1.02798144015868">
            <text:p>102.8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51]/[.O179]" office:value-type="percentage" office:value="1.07514450867052">
            <text:p>107.51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8:.K152])" office:value-type="float" office:value="505.82202">
            <text:p>505.82</text:p>
          </table:table-cell>
          <table:table-cell table:style-name="ce16" table:formula="of:=SUM([.L128:.L152])" office:value-type="float" office:value="2483.26667">
            <text:p>2,483.2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53]/[.K209]" office:value-type="percentage" office:value="0.918668316860706">
            <text:p>91.87%</text:p>
          </table:table-cell>
          <table:table-cell table:style-name="ce17" table:formula="of:=[.L153]/[.L209]" office:value-type="percentage" office:value="0.930073611971691">
            <text:p>93.01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25" table:formula="of:=[.O156]/[.O184]" office:value-type="percentage" office:value="0.792517006802721">
            <text:p>79.2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181]/[.B12]" office:value-type="percentage" office:value="0.944631493098888">
            <text:p>94.46%</text:p>
          </table:table-cell>
          <table:table-cell table:style-name="ce4" table:formula="of:=[.L181]/[.C12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57]/[.O185]" office:value-type="percentage" office:value="16">
            <text:p>16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23" table:formula="of:=SUM([.O156:.O157])" office:value-type="float" office:value="498">
            <text:p>498.0000</text:p>
          </table:table-cell>
          <table:table-cell table:style-name="ce25" table:formula="of:=[.O158]/[.O186]" office:value-type="percentage" office:value="0.844067796610169">
            <text:p>84.4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25" table:formula="of:=[.O159]/[.O187]" office:value-type="percentage" office:value="0.888143176733781">
            <text:p>88.8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25" table:formula="of:=[.O160]/[.O188]" office:value-type="percentage" office:value="3.94117647058824">
            <text:p>394.1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61]/[.O1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162]/[.O190]" office:value-type="percentage" office:value="1.15716364676733">
            <text:p>115.7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25" table:formula="of:=[.O163]/[.O191]" office:value-type="percentage" office:value="0.736809777800587">
            <text:p>73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64]/[.O19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65]/[.O19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66]/[.O194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167]/[.O195]" office:value-type="percentage" office:value="1.17358477966537">
            <text:p>117.3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25" table:formula="of:=[.O168]/[.O196]" office:value-type="percentage" office:value="1.10096785850042">
            <text:p>110.1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25" table:formula="of:=[.O169]/[.O197]" office:value-type="percentage" office:value="1.09929246334083">
            <text:p>109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25" table:formula="of:=[.O170]/[.O19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71]/[.O19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19"/>
          <table:table-cell table:style-name="ce25" table:formula="of:=[.O172]/[.O20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73]/[.O2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74]/[.O20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175]/[.O20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25" table:formula="of:=[.O176]/[.O204]" office:value-type="percentage" office:value="1.20677951538065">
            <text:p>120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177]/[.O205]" office:value-type="percentage" office:value="0.991404011461318">
            <text:p>99.14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25" table:formula="of:=[.O178]/[.O206]" office:value-type="percentage" office:value="1.18374876836964">
            <text:p>118.3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179]/[.O207]" office:value-type="percentage" office:value="0.991404011461318">
            <text:p>99.14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56:.K180])" office:value-type="float" office:value="507.897181">
            <text:p>507.90</text:p>
          </table:table-cell>
          <table:table-cell table:style-name="ce16" table:formula="of:=SUM([.L156:.L180])" office:value-type="float" office:value="2513.7881">
            <text:p>2,513.79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81]/[.K237]" office:value-type="percentage" office:value="0.923435209171617">
            <text:p>92.34%</text:p>
          </table:table-cell>
          <table:table-cell table:style-name="ce17" table:formula="of:=[.L181]/[.L237]" office:value-type="percentage" office:value="0.928504274661774">
            <text:p>92.85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25" table:formula="of:=[.O184]/[.O212]" office:value-type="percentage" office:value="0.993243243243243">
            <text:p>99.32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09]/[.B12]" office:value-type="percentage" office:value="1.02406049097304">
            <text:p>102.41%</text:p>
          </table:table-cell>
          <table:table-cell table:style-name="ce4" table:formula="of:=[.L209]/[.C12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25" table:formula="of:=[.O185]/[.O21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23" table:formula="of:=SUM([.O184:.O185])" office:value-type="float" office:value="590">
            <text:p>590.0000</text:p>
          </table:table-cell>
          <table:table-cell table:style-name="ce25" table:formula="of:=[.O186]/[.O214]" office:value-type="percentage" office:value="0.996621621621622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25" table:formula="of:=[.O187]/[.O215]" office:value-type="percentage" office:value="0.963362068965517">
            <text:p>96.3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25" table:formula="of:=[.O188]/[.O21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89]/[.O2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25" table:formula="of:=[.O190]/[.O218]" office:value-type="percentage" office:value="1.0187045781463">
            <text:p>101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25" table:formula="of:=[.O191]/[.O219]" office:value-type="percentage" office:value="0.977683992697993">
            <text:p>97.7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92]/[.O220]" office:value-type="percentage" office:value="0.777777777777778">
            <text:p>77.7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93]/[.O221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194]/[.O22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25" table:formula="of:=[.O195]/[.O223]" office:value-type="percentage" office:value="1.00378784825528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25" table:formula="of:=[.O196]/[.O224]" office:value-type="percentage" office:value="1.00319737645333">
            <text:p>100.3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25" table:formula="of:=[.O197]/[.O225]" office:value-type="percentage" office:value="1.02300908466945">
            <text:p>102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25" table:formula="of:=[.O198]/[.O22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99]/[.O22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19"/>
          <table:table-cell table:style-name="ce25" table:formula="of:=[.O200]/[.O22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01]/[.O2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02]/[.O23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25" table:formula="of:=[.O203]/[.O23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25" table:formula="of:=[.O204]/[.O232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205]/[.O23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25" table:formula="of:=[.O206]/[.O234]" office:value-type="percentage" office:value="1.03425771340604">
            <text:p>103.4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207]/[.O235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184:.K208])" office:value-type="float" office:value="550.603532">
            <text:p>550.60</text:p>
          </table:table-cell>
          <table:table-cell table:style-name="ce16" table:formula="of:=SUM([.L184:.L208])" office:value-type="float" office:value="2669.96788">
            <text:p>2,669.9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17" table:formula="of:=[.K209]/[.K265]" office:value-type="percentage" office:value="0.994011403147678">
            <text:p>99.40%</text:p>
          </table:table-cell>
          <table:table-cell table:style-name="ce17" table:formula="of:=[.L209]/[.L265]" office:value-type="percentage" office:value="0.980771951306812">
            <text:p>98.08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5" table:formula="of:=[.O212]/[.O240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37]/[.B12]" office:value-type="percentage" office:value="1.02295373158479">
            <text:p>102.30%</text:p>
          </table:table-cell>
          <table:table-cell table:style-name="ce4" table:formula="of:=[.L237]/[.C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13]/[.O24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4" table:formula="of:=SUM([.O212:.O213])" office:value-type="float" office:value="592">
            <text:p>592.0000</text:p>
          </table:table-cell>
          <table:table-cell table:style-name="ce25" table:formula="of:=[.O214]/[.O242]" office:value-type="percentage" office:value="0.996632996632997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15]/[.O243]" office:value-type="percentage" office:value="1.01310043668122">
            <text:p>101.3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16]/[.O244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17]/[.O2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5" table:formula="of:=[.O218]/[.O246]" office:value-type="percentage" office:value="1.0276244248378">
            <text:p>102.7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5" table:formula="of:=[.O219]/[.O247]" office:value-type="percentage" office:value="1.0016809625837">
            <text:p>100.1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5" table:formula="of:=[.O220]/[.O248]" office:value-type="percentage" office:value="1.28571428571429">
            <text:p>128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221]/[.O249]" office:value-type="percentage" office:value="1.16666666666667">
            <text:p>11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22]/[.O25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5" table:formula="of:=[.O223]/[.O251]" office:value-type="percentage" office:value="1.0038022506036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5" table:formula="of:=[.O224]/[.O252]" office:value-type="percentage" office:value="1.00886057032765">
            <text:p>100.8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5" table:formula="of:=[.O225]/[.O253]" office:value-type="percentage" office:value="0.996588279167425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5" table:formula="of:=[.O226]/[.O25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27]/[.O25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28]/[.O25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29]/[.O25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30]/[.O2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31]/[.O25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32]/[.O26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233]/[.O2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34]/[.O262]" office:value-type="percentage" office:value="0.990741536346451">
            <text:p>99.0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5" table:formula="of:=[.O235]/[.O263]" office:value-type="percentage" office:value="0">
            <text:p>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12:.K236])" office:value-type="float" office:value="550.008464">
            <text:p>550.01</text:p>
          </table:table-cell>
          <table:table-cell table:style-name="ce16" table:formula="of:=SUM([.L212:.L236])" office:value-type="float" office:value="2707.35221">
            <text:p>2,707.35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5" table:formula="of:=[.O240]/[.O268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65]/[.B12]" office:value-type="percentage" office:value="1.03023012384989">
            <text:p>103.02%</text:p>
          </table:table-cell>
          <table:table-cell table:style-name="ce4" table:formula="of:=[.L265]/[.C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41]/[.O26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4" table:formula="of:=SUM([.O240:.O241])" office:value-type="float" office:value="594">
            <text:p>594.0000</text:p>
          </table:table-cell>
          <table:table-cell table:style-name="ce25" table:formula="of:=[.O242]/[.O270]" office:value-type="percentage" office:value="1.00507614213198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5" table:formula="of:=[.O243]/[.O271]" office:value-type="percentage" office:value="0.987068965517241">
            <text:p>98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5" table:formula="of:=[.O244]/[.O27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45]/[.O2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5" table:formula="of:=[.O246]/[.O274]" office:value-type="percentage" office:value="1.03513958398882">
            <text:p>103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5" table:formula="of:=[.O247]/[.O275]" office:value-type="percentage" office:value="0.871978725600958">
            <text:p>87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48]/[.O27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249]/[.O277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50]/[.O27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5" table:formula="of:=[.O251]/[.O279]" office:value-type="percentage" office:value="0.99832663768751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5" table:formula="of:=[.O252]/[.O280]" office:value-type="percentage" office:value="0.997544565413818">
            <text:p>99.7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5" table:formula="of:=[.O253]/[.O281]" office:value-type="percentage" office:value="1.02581828610052">
            <text:p>102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254]/[.O28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55]/[.O28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56]/[.O28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57]/[.O28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58]/[.O2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59]/[.O28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60]/[.O28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261]/[.O289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5" table:formula="of:=[.O262]/[.O290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5" table:formula="of:=[.O263]/[.O291]" office:value-type="percentage" office:value="2">
            <text:p>2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40:.K264])" office:value-type="float" office:value="553.92074">
            <text:p>553.92</text:p>
          </table:table-cell>
          <table:table-cell table:style-name="ce16" table:formula="of:=SUM([.L240:.L264])" office:value-type="float" office:value="2722.31264">
            <text:p>2,722.31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268]/[.O296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93]/[.B12]" office:value-type="percentage" office:value="1.0352705856971">
            <text:p>103.53%</text:p>
          </table:table-cell>
          <table:table-cell table:style-name="ce4" table:formula="of:=[.L293]/[.C12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69]/[.O29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268:.O269])" office:value-type="float" office:value="591">
            <text:p>591.0000</text:p>
          </table:table-cell>
          <table:table-cell table:style-name="ce25" table:formula="of:=[.O270]/[.O29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71]/[.O29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72]/[.O30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273]/[.O3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5" table:formula="of:=[.O274]/[.O302]" office:value-type="percentage" office:value="0.981889537090314">
            <text:p>98.1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5" table:formula="of:=[.O275]/[.O303]" office:value-type="percentage" office:value="1.01617292848923">
            <text:p>101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76]/[.O30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277]/[.O30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78]/[.O30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279]/[.O30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5" table:formula="of:=[.O280]/[.O308]" office:value-type="percentage" office:value="0.989941909671122">
            <text:p>98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5" table:formula="of:=[.O281]/[.O309]" office:value-type="percentage" office:value="0.994562153760856">
            <text:p>99.4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282]/[.O31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83]/[.O31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84]/[.O31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85]/[.O31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86]/[.O3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87]/[.O31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88]/[.O31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89]/[.O31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90]/[.O31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91]/[.O319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68:.K292])" office:value-type="float" office:value="556.63083">
            <text:p>556.63</text:p>
          </table:table-cell>
          <table:table-cell table:style-name="ce16" table:formula="of:=SUM([.L268:.L292])" office:value-type="float" office:value="2743.53396">
            <text:p>2,743.5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296]/[.O325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21]/[.B12]" office:value-type="percentage" office:value="1.03492514883748">
            <text:p>103.49%</text:p>
          </table:table-cell>
          <table:table-cell table:style-name="ce4" table:formula="of:=[.L321]/[.C12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97]/[.O32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4" table:formula="of:=SUM([.O296:.O297])" office:value-type="float" office:value="591">
            <text:p>591.0000</text:p>
          </table:table-cell>
          <table:table-cell table:style-name="ce25" table:formula="of:=[.O298]/[.O327]" office:value-type="percentage" office:value="0.991610738255034">
            <text:p>99.1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99]/[.O32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300]/[.O3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5" table:formula="of:=[.O302]/[.O331]" office:value-type="percentage" office:value="1.0170364">
            <text:p>101.7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5" table:formula="of:=[.O303]/[.O332]" office:value-type="percentage" office:value="0.998204832155311">
            <text:p>99.8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304]/[.O333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305]/[.O334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306]/[.O335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307]/[.O336]" office:value-type="percentage" office:value="1.00144587269551">
            <text:p>100.1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5" table:formula="of:=[.O308]/[.O337]" office:value-type="percentage" office:value="1.07649508894454">
            <text:p>107.6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5" table:formula="of:=[.O309]/[.O338]" office:value-type="percentage" office:value="1.04301837553003">
            <text:p>104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311]/[.O34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13]/[.O3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14]/[.O34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316]/[.O34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17]/[.O34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318]/[.O34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19]/[.O348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96:.K320])" office:value-type="float" office:value="556.4451">
            <text:p>556.45</text:p>
          </table:table-cell>
          <table:table-cell table:style-name="ce16" table:formula="of:=SUM([.L296:.L320])" office:value-type="float" office:value="2740.2956">
            <text:p>2,740.30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5" table:formula="of:=[.O325]/[.O353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50]/[.B12]" office:value-type="percentage" office:value="1.04104830685164">
            <text:p>104.10%</text:p>
          </table:table-cell>
          <table:table-cell table:style-name="ce4" table:formula="of:=[.L350]/[.C12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326]/[.O35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4" table:formula="of:=SUM([.O325:.O326])" office:value-type="float" office:value="596">
            <text:p>596.0000</text:p>
          </table:table-cell>
          <table:table-cell table:style-name="ce25" table:formula="of:=[.O327]/[.O355]" office:value-type="percentage" office:value="1.00846023688663">
            <text:p>100.8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328]/[.O35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329]/[.O35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5" table:formula="of:=[.O331]/[.O35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5" table:formula="of:=[.O332]/[.O360]" office:value-type="percentage" office:value="1.01681835238745">
            <text:p>101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5" table:formula="of:=[.O333]/[.O36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5" table:formula="of:=[.O334]/[.O36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5" table:formula="of:=[.O335]/[.O36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5" table:formula="of:=[.O336]/[.O364]" office:value-type="percentage" office:value="0.999565277711578">
            <text:p>99.9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5" table:formula="of:=[.O337]/[.O365]" office:value-type="percentage" office:value="0.990283885298991">
            <text:p>99.0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5" table:formula="of:=[.O338]/[.O366]" office:value-type="percentage" office:value="0.995705629765138">
            <text:p>99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340]/[.O36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42]/[.O3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43]/[.O37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345]/[.O37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46]/[.O37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347]/[.O37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48]/[.O376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25:.K349])" office:value-type="float" office:value="559.73732">
            <text:p>559.74</text:p>
          </table:table-cell>
          <table:table-cell table:style-name="ce16" table:formula="of:=SUM([.L325:.L349])" office:value-type="float" office:value="2770.6276">
            <text:p>2,770.6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6"/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78]/[.B12]" office:value-type="percentage" office:value="1.03278751476286">
            <text:p>103.28%</text:p>
          </table:table-cell>
          <table:table-cell table:style-name="ce4" table:formula="of:=[.L378]/[.C12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4" table:formula="of:=SUM([.O353:.O354])" office:value-type="float" office:value="591">
            <text:p>59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53:.K377])" office:value-type="float" office:value="555.2957647">
            <text:p>555.30</text:p>
          </table:table-cell>
          <table:table-cell table:style-name="ce16" table:formula="of:=SUM([.L353:.L377])" office:value-type="float" office:value="2772.5424799">
            <text:p>2,772.5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 table:number-rows-repeated="1048196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099">
            <text:p>28.8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26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341">
            <text:p>2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0709">
            <text:p>1093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3529">
            <text:p>86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08">
            <text:p>289.9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4332">
            <text:p>706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518">
            <text:p>28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4698">
            <text:p>71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9.17187">
            <text:p>209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1.62745">
            <text:p>1101.6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7.64803">
            <text:p>87.6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1.62067">
            <text:p>29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1.35187">
            <text:p>711.3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2.902038">
            <text:p>32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402531">
            <text:p>8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8.196442">
            <text:p>8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7.928697">
            <text:p>7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7.282315">
            <text:p>7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.040219">
            <text:p>7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4.640923">
            <text:p>4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4.491932">
            <text:p>4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.060185">
            <text:p>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.506214">
            <text:p>1.5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4.7582">
            <text:p>1134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46.9636">
            <text:p>1046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96.3566">
            <text:p>296.3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357:stage.C37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6/02/2016</text:date>, <text:time>05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6-02T05:10:50</dc:date>
    <dc:creator>Balaji Iyengar</dc:creator>
    <meta:editing-duration>PT1778H05M18S</meta:editing-duration>
    <meta:editing-cycles>638</meta:editing-cycles>
    <meta:document-statistic meta:table-count="3" meta:cell-count="3237" meta:object-count="0"/>
    <meta:user-defined meta:name=""/>
  </office:meta>
</office:document-meta>
</file>